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DY AROSQUIP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OSQUIPA ROJAS, RODY FRED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OSQUIPA ROJAS, RODY FRED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COODORNICES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722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5T18:48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